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officeooo:rsid="00100d70" officeooo:paragraph-rsid="00100d70" style:font-size-asian="15.75pt" style:font-size-complex="18pt"/>
    </style:style>
    <style:style style:name="P3" style:family="paragraph" style:parent-style-name="Standard">
      <style:text-properties fo:font-size="18pt" officeooo:paragraph-rsid="001081b4" style:font-size-asian="15.75pt" style:font-size-complex="18pt"/>
    </style:style>
    <style:style style:name="P4" style:family="paragraph" style:parent-style-name="Standard">
      <style:text-properties fo:font-size="18pt" officeooo:rsid="0010a8f7" officeooo:paragraph-rsid="0010a8f7" style:font-size-asian="15.75pt" style:font-size-complex="18pt"/>
    </style:style>
    <style:style style:name="P5" style:family="paragraph" style:parent-style-name="Standard">
      <style:text-properties fo:font-size="18pt" officeooo:rsid="001410f4" officeooo:paragraph-rsid="001410f4" style:font-size-asian="15.75pt" style:font-size-complex="18pt"/>
    </style:style>
    <style:style style:name="P6" style:family="paragraph" style:parent-style-name="Standard">
      <style:text-properties fo:font-size="18pt" officeooo:paragraph-rsid="00181f22" style:font-size-asian="15.75pt" style:font-size-complex="18pt"/>
    </style:style>
    <style:style style:name="P7" style:family="paragraph" style:parent-style-name="Standard">
      <style:text-properties fo:font-size="18pt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color="#c9211e" fo:font-size="18pt" fo:font-weight="bold" officeooo:rsid="000d075e" officeooo:paragraph-rsid="000d075e" style:font-size-asian="15.75pt" style:font-weight-asian="bold" style:font-size-complex="18pt" style:font-weight-complex="bold"/>
    </style:style>
    <style:style style:name="P9" style:family="paragraph" style:parent-style-name="Standard">
      <style:paragraph-properties style:line-height-at-least="0.635cm"/>
      <style:text-properties fo:color="#cccccc" style:font-name="Droid Sans Mono" fo:font-size="13.5pt" fo:font-weight="normal" fo:background-color="#1f1f1f"/>
    </style:style>
    <style:style style:name="P10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Text_20_body">
      <style:paragraph-properties fo:margin-top="0cm" fo:margin-bottom="0cm" loext:contextual-spacing="false"/>
      <style:text-properties loext:padding="0cm" loext:border="none"/>
    </style:style>
    <style:style style:name="T1" style:family="text">
      <style:text-properties fo:font-variant="normal" fo:text-transform="none" style:font-name="Inter" fo:font-size="12pt" fo:letter-spacing="normal" fo:font-style="normal" fo:font-weight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variant="normal" fo:text-transform="none" fo:letter-spacing="normal" loext:padding="0cm" loext:border="none"/>
    </style:style>
    <style:style style:name="T4" style:family="text">
      <style:text-properties loext:padding="0cm" loext:border="none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4ec9b0"/>
    </style:style>
    <style:style style:name="T8" style:family="text">
      <style:text-properties fo:color="#9cdcfe"/>
    </style:style>
    <style:style style:name="T9" style:family="text">
      <style:text-properties fo:color="#d4d4d4"/>
    </style:style>
    <style:style style:name="T10" style:family="text">
      <style:text-properties fo:color="#ce9178"/>
    </style:style>
    <style:style style:name="T11" style:family="text">
      <style:text-properties officeooo:rsid="00129e97" loext:padding="0cm" loext:border="none"/>
    </style:style>
    <style:style style:name="T12" style:family="text">
      <style:text-properties officeooo:rsid="00181f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Version Constraints</text:p>
      <text:p text:style-name="Standard"><text:span text:style-name="T6">Navigate to the directory </text:span><text:span text:style-name="Source_20_Text"><text:span text:style-name="T6">/root/terraform-projects/omega </text:span></text:span><text:span text:style-name="T6">where we have added a configuration file. Inspect the file and choose the correct </text:span><text:span text:style-name="Source_20_Text"><text:span text:style-name="T6">version </text:span></text:span><text:span text:style-name="T6">of the provider from the below options:</text:span></text:p>
      <text:p text:style-name="P7">terraform {</text:p>
      <text:p text:style-name="P7">required_providers {</text:p>
      <text:p text:style-name="P7">local = {</text:p>
      <text:p text:style-name="P7">source = "hashicorp/local"</text:p>
      <text:p text:style-name="P7">version = "1.2.2"</text:p>
      <text:p text:style-name="P7">}</text:p>
      <text:p text:style-name="P7">}</text:p>
      <text:p text:style-name="P7">}</text:p>
      <text:p text:style-name="P7"/>
      <text:p text:style-name="P7">resource "local_file" "innovation" {</text:p>
      <text:p text:style-name="P7">filename = var.path</text:p>
      <text:p text:style-name="P7">content = var.message</text:p>
      <text:p text:style-name="P7">}</text:p>
      <text:p text:style-name="P9"/>
      <text:p text:style-name="P7">1.2.2</text:p>
      <text:p text:style-name="P1"/>
      <text:p text:style-name="Text_20_body"><text:span text:style-name="T6">Now, change to the directory </text:span><text:span text:style-name="Source_20_Text"><text:span text:style-name="T6">/root/terraform-projects/rotate</text:span></text:span><text:span text:style-name="T6">. We have already initialized the configuration directory using the </text:span><text:span text:style-name="Source_20_Text"><text:span text:style-name="T6">terraform init </text:span></text:span><text:span text:style-name="T6">command.<text:line-break/>Inspect the </text:span><text:span text:style-name="Source_20_Text"><text:span text:style-name="T6">rotation.tf </text:span></text:span><text:span text:style-name="T6">file and find out the correct </text:span><text:span text:style-name="Source_20_Text"><text:span text:style-name="T6">version </text:span></text:span><text:span text:style-name="T6">of the </text:span><text:span text:style-name="Source_20_Text"><text:span text:style-name="T6">provider </text:span></text:span><text:span text:style-name="T6">plugin that is downloaded.<text:line-break/>Choose the correct </text:span><text:span text:style-name="Source_20_Text"><text:span text:style-name="T6">version </text:span></text:span><text:span text:style-name="T6">from the below options:</text:span></text:p>
      <text:p text:style-name="P10">You don't have to create the resources!!</text:p>
      <text:p text:style-name="P2">After running terraform init command, got the below details:</text:p>
      <text:p text:style-name="P1">Initializing provider plugins...</text:p>
      <text:p text:style-name="P1"><text:soft-page-break/>- Reusing previous version of hashicorp/google from the dependency lock file</text:p>
      <text:p text:style-name="P1">- Using previously-installed hashicorp/google v3.47.0</text:p>
      <text:p text:style-name="P1"/>
      <text:p text:style-name="P3">3.47.0</text:p>
      <text:p text:style-name="P1"/>
      <text:p text:style-name="Standard"><text:span text:style-name="T6">Which one of the below is not a valid </text:span><text:span text:style-name="Source_20_Text"><text:span text:style-name="T6">version </text:span></text:span><text:span text:style-name="T6">constraint operator?</text:span></text:p>
      <text:p text:style-name="P4">==</text:p>
      <text:p text:style-name="P1"/>
      <text:p text:style-name="Text_20_body"><text:span text:style-name="T6">We have been working on a project called </text:span><text:span text:style-name="Source_20_Text"><text:span text:style-name="T6">nautilus </text:span></text:span><text:span text:style-name="T6">under the configuration directory </text:span><text:span text:style-name="Source_20_Text"><text:span text:style-name="T6">/root/terraform-projects/nautilus</text:span></text:span><text:span text:style-name="T6">.<text:line-break/>Due to a version </text:span><text:span text:style-name="Source_20_Text"><text:span text:style-name="T6">mismatch</text:span></text:span><text:span text:style-name="T6">, we don't want to download the </text:span><text:span text:style-name="Source_20_Text"><text:span text:style-name="T6">aws </text:span></text:span><text:span text:style-name="T6">provider version </text:span><text:span text:style-name="Source_20_Text"><text:span text:style-name="T6">3.17.0</text:span></text:span><text:span text:style-name="T6">. Which version constraint can be used to achieve this?</text:span></text:p>
      <text:p text:style-name="Text_20_body"><text:span text:style-name="T6">You can try to add the below options in </text:span><text:span text:style-name="Source_20_Text"><text:span text:style-name="T6">nautilus.tf </text:span></text:span><text:span text:style-name="T6">to verify the correct syntax.</text:span></text:p>
      <text:p text:style-name="P5">Version = “!=3.17.0”</text:p>
      <text:p text:style-name="P1"/>
      <text:p text:style-name="Text_20_body"><text:span text:style-name="T6">Now, navigate to the directory </text:span><text:span text:style-name="Source_20_Text"><text:span text:style-name="T6">/root/terraform-projects/lexicorp </text:span></text:span><text:span text:style-name="T6">where we have added the configuration files. Inspect the file and find out which </text:span><text:span text:style-name="Source_20_Text"><text:span text:style-name="T6">version </text:span></text:span><text:span text:style-name="T6">of providers will be download.</text:span></text:p>
      <text:p text:style-name="P7">terraform {</text:p>
      <text:p text:style-name="P7">required_providers {</text:p>
      <text:p text:style-name="P7">k8s = {</text:p>
      <text:p text:style-name="P7">source = "hashicorp/kubernetes"</text:p>
      <text:p text:style-name="P7">version = "&gt; 1.12.0, != 1.13.1, &lt; 1.13.3 "</text:p>
      <text:p text:style-name="P7">}</text:p>
      <text:p text:style-name="P7"/>
      <text:p text:style-name="P7"><text:soft-page-break/>helm = {</text:p>
      <text:p text:style-name="P7">source = "hashicorp/helm"</text:p>
      <text:p text:style-name="P7">version = "~&gt; 1.2.0"</text:p>
      <text:p text:style-name="P7">}</text:p>
      <text:p text:style-name="P7">}</text:p>
      <text:p text:style-name="P7">}</text:p>
      <text:p text:style-name="P9"/>
      <text:p text:style-name="P11"/>
      <text:p text:style-name="P6"><text:span text:style-name="T12">helm 1.2.4 &amp;&amp; kubernetes 1.13.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4T10:53:24.397754628</meta:creation-date>
    <dc:date>2024-04-24T11:02:36.780626794</dc:date>
    <meta:editing-duration>PT9M2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3" meta:paragraph-count="41" meta:word-count="269" meta:character-count="1757" meta:non-whitespace-character-count="1529"/>
  </office:meta>
</office:document-meta>
</file>